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2pt" fo:font-weight="bold" fo:background-color="transparent" style:font-name-asian="Times New Roman1" style:font-name-complex="Times New Roman1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5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6" style:family="paragraph" style:parent-style-name="Standard">
      <style:paragraph-properties fo:margin-left="-0.635cm" fo:margin-right="0cm" fo:line-height="100%" fo:text-align="center" style:justify-single-word="false" fo:text-indent="0.635cm" style:auto-text-indent="false"/>
      <style:text-properties style:use-window-font-color="true" style:font-name="Times New Roman1" fo:font-size="12pt" fo:font-weight="bold" fo:background-color="transparent" style:font-name-asian="Times New Roman1" style:font-weight-asian="bold" style:font-name-complex="Times New Roman1" style:font-weight-complex="bold"/>
    </style:style>
    <style:style style:name="P7" style:family="paragraph" style:parent-style-name="Standard">
      <style:paragraph-properties fo:margin-left="-0.635cm" fo:margin-right="0cm" fo:line-height="100%" fo:text-align="center" style:justify-single-word="false" fo:text-indent="0.635cm" style:auto-text-indent="false"/>
      <style:text-properties style:use-window-font-color="true" style:font-name="Times New Roman1" fo:font-size="12pt" fo:font-weight="bold" officeooo:rsid="00061e04" fo:background-color="transparent" style:font-name-asian="Times New Roman1" style:font-weight-asian="bold" style:font-name-complex="Times New Roman1" style:font-weight-complex="bold"/>
    </style:style>
    <style:style style:name="P8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1" fo:font-size="12pt" style:text-underline-style="none" fo:font-weight="normal" officeooo:rsid="00061e04" officeooo:paragraph-rsid="00061e04" fo:background-color="transparent" style:font-name-asian="Times New Roman1" style:font-weight-asian="normal" style:font-name-complex="Times New Roman1" style:font-weight-complex="normal"/>
    </style:style>
    <style:style style:name="P9" style:family="paragraph" style:parent-style-name="Standard">
      <style:paragraph-properties fo:margin-left="0.053cm" fo:margin-right="0cm" fo:line-height="100%" fo:text-align="start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10" style:family="paragraph" style:parent-style-name="Standard">
      <style:paragraph-properties fo:margin-left="0.053cm" fo:margin-right="0cm" fo:line-height="100%" fo:text-align="start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normal" officeooo:paragraph-rsid="0011df45" fo:background-color="transparent" style:font-name-asian="Times New Roman1" style:font-name-complex="Times New Roman1"/>
    </style:style>
    <style:style style:name="P11" style:family="paragraph" style:parent-style-name="Standard">
      <style:paragraph-properties fo:margin-left="0.053cm" fo:margin-right="0cm" fo:line-height="100%" fo:text-align="center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12" style:family="paragraph" style:parent-style-name="Standard">
      <style:paragraph-properties fo:margin-left="0.053cm" fo:margin-right="0cm" fo:line-height="100%" fo:text-align="start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normal" officeooo:rsid="001c6dcc" officeooo:paragraph-rsid="002d769d" fo:background-color="transparent" style:font-name-asian="Times New Roman1" style:font-weight-asian="normal" style:font-name-complex="Times New Roman1" style:font-weight-complex="normal"/>
    </style:style>
    <style:style style:name="P13" style:family="paragraph" style:parent-style-name="Standard">
      <style:paragraph-properties fo:margin-left="0.053cm" fo:margin-right="0cm" fo:line-height="100%" fo:text-align="center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normal" officeooo:rsid="001c6dcc" officeooo:paragraph-rsid="001ae3f4" fo:background-color="transparent" style:font-name-asian="Times New Roman1" style:font-weight-asian="normal" style:font-name-complex="Times New Roman1" style:font-weight-complex="normal"/>
    </style:style>
    <style:style style:name="P14" style:family="paragraph" style:parent-style-name="Standard">
      <style:paragraph-properties fo:margin-left="0.053cm" fo:margin-right="0cm" fo:line-height="100%" fo:text-align="center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bold" fo:background-color="transparent" style:font-name-asian="Times New Roman1" style:font-weight-asian="bold" style:font-name-complex="Times New Roman1" style:font-weight-complex="bold"/>
    </style:style>
    <style:style style:name="P15" style:family="paragraph" style:parent-style-name="Standard">
      <style:paragraph-properties fo:margin-left="0.053cm" fo:margin-right="0cm" fo:line-height="100%" fo:text-align="center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bold" officeooo:rsid="001ae3f4" officeooo:paragraph-rsid="001ae3f4" fo:background-color="transparent" style:font-name-asian="Times New Roman1" style:font-weight-asian="bold" style:font-name-complex="Times New Roman1" style:font-weight-complex="bold"/>
    </style:style>
    <style:style style:name="P16" style:family="paragraph" style:parent-style-name="Standard">
      <style:paragraph-properties fo:margin-left="0.053cm" fo:margin-right="0cm" fo:line-height="100%" fo:text-align="center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bold" officeooo:rsid="001ae3f4" officeooo:paragraph-rsid="002d769d" fo:background-color="transparent" style:font-name-asian="Times New Roman1" style:font-weight-asian="bold" style:font-name-complex="Times New Roman1" style:font-weight-complex="bold"/>
    </style:style>
    <style:style style:name="P17" style:family="paragraph" style:parent-style-name="Standard">
      <style:paragraph-properties fo:margin-left="0.053cm" fo:margin-right="0cm" fo:line-height="100%" fo:text-align="center" style:justify-single-word="false" fo:text-indent="-0.026cm" style:auto-text-indent="false">
        <style:tab-stops/>
      </style:paragraph-properties>
      <style:text-properties style:use-window-font-color="true" style:font-name="Times New Roman1" fo:font-size="16pt" fo:font-weight="bold" officeooo:rsid="001602a8" officeooo:paragraph-rsid="001602a8" fo:background-color="transparent" style:font-name-asian="Times New Roman1" style:font-size-asian="16pt" style:font-weight-asian="bold" style:font-name-complex="Times New Roman1" style:font-size-complex="16pt" style:font-weight-complex="bold"/>
    </style:style>
    <style:style style:name="P18" style:family="paragraph" style:parent-style-name="Standard">
      <style:paragraph-properties fo:margin-left="0.026cm" fo:margin-right="0cm" fo:line-height="100%" fo:text-align="start" style:justify-single-word="false" fo:text-indent="0cm" style:auto-text-indent="false">
        <style:tab-stops/>
      </style:paragraph-properties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19" style:family="paragraph" style:parent-style-name="Standard">
      <style:paragraph-properties fo:margin-left="0.026cm" fo:margin-right="0cm" fo:line-height="100%" fo:text-align="center" style:justify-single-word="false" fo:text-indent="0cm" style:auto-text-indent="false">
        <style:tab-stops/>
      </style:paragraph-properties>
      <style:text-properties style:use-window-font-color="true" style:font-name="Times New Roman1" fo:font-size="12pt" fo:font-weight="bold" fo:background-color="transparent" style:font-name-asian="Times New Roman1" style:font-weight-asian="bold" style:font-name-complex="Times New Roman1" style:font-weight-complex="bold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21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22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23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Times New Roman1" fo:font-size="12pt" fo:font-weight="normal" fo:background-color="#808080" style:font-name-asian="Times New Roman1" style:font-name-complex="Times New Roman1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2pt" fo:font-weight="bold" fo:background-color="transparent" style:font-name-asian="Times New Roman1" style:font-name-complex="Times New Roman1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26" style:family="paragraph" style:parent-style-name="Standard" style:list-style-name="L1">
      <style:paragraph-properties fo:line-height="100%" fo:text-align="start" style:justify-single-word="false"/>
    </style:style>
    <style:style style:name="P27" style:family="paragraph" style:parent-style-name="Standard" style:list-style-name="L4">
      <style:paragraph-properties fo:line-height="100%" fo:text-align="start" style:justify-single-word="false">
        <style:tab-stops/>
      </style:paragraph-properties>
      <style:text-properties officeooo:paragraph-rsid="00448fb6"/>
    </style:style>
    <style:style style:name="P28" style:family="paragraph" style:parent-style-name="Standard">
      <style:paragraph-properties fo:line-height="100%" fo:text-align="start" style:justify-single-word="false">
        <style:tab-stops/>
      </style:paragraph-properties>
      <style:text-properties officeooo:paragraph-rsid="00448fb6"/>
    </style:style>
    <style:style style:name="P29" style:family="paragraph" style:parent-style-name="Standard">
      <style:paragraph-properties fo:line-height="100%" fo:text-align="start" style:justify-single-word="false">
        <style:tab-stops/>
      </style:paragraph-properties>
      <style:text-properties officeooo:paragraph-rsid="0057e24a"/>
    </style:style>
    <style:style style:name="P30" style:family="paragraph" style:parent-style-name="Standard">
      <style:paragraph-properties fo:line-height="100%" fo:text-align="start" style:justify-single-word="false">
        <style:tab-stops/>
      </style:paragraph-properties>
      <style:text-properties officeooo:paragraph-rsid="005a1a00"/>
    </style:style>
    <style:style style:name="P31" style:family="paragraph" style:parent-style-name="Standard">
      <style:paragraph-properties fo:line-height="100%" fo:text-align="start" style:justify-single-word="false">
        <style:tab-stops/>
      </style:paragraph-properties>
      <style:text-properties officeooo:paragraph-rsid="005c9e6c"/>
    </style:style>
    <style:style style:name="P32" style:family="paragraph" style:parent-style-name="Standard">
      <style:paragraph-properties fo:line-height="100%" fo:text-align="start" style:justify-single-word="false">
        <style:tab-stops/>
      </style:paragraph-properties>
      <style:text-properties fo:font-weight="normal" officeooo:rsid="00473f0f" officeooo:paragraph-rsid="004c8343" style:font-weight-asian="normal" style:font-weight-complex="normal"/>
    </style:style>
    <style:style style:name="P33" style:family="paragraph" style:parent-style-name="Standard">
      <style:paragraph-properties fo:line-height="100%" fo:text-align="center" style:justify-single-word="false">
        <style:tab-stops/>
      </style:paragraph-properties>
      <style:text-properties fo:font-weight="bold" officeooo:rsid="0045aed8" officeooo:paragraph-rsid="0045aed8" style:font-weight-asian="bold" style:font-weight-complex="bold"/>
    </style:style>
    <style:style style:name="P34" style:family="paragraph" style:parent-style-name="Standard">
      <style:paragraph-properties fo:margin-left="0.053cm" fo:margin-right="0cm" fo:line-height="100%" fo:text-align="start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normal" officeooo:rsid="0011df45" officeooo:paragraph-rsid="0011df45" fo:background-color="transparent" style:font-name-asian="Times New Roman1" style:font-name-complex="Times New Roman1"/>
    </style:style>
    <style:style style:name="P35" style:family="paragraph" style:parent-style-name="Standard">
      <style:paragraph-properties fo:margin-left="0.053cm" fo:margin-right="0cm" fo:line-height="100%" fo:text-align="start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36" style:family="paragraph" style:parent-style-name="Standard">
      <style:paragraph-properties fo:margin-left="0.053cm" fo:margin-right="0cm" fo:line-height="100%" fo:text-align="start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normal" officeooo:paragraph-rsid="003bc81c" fo:background-color="transparent" style:font-name-asian="Times New Roman1" style:font-name-complex="Times New Roman1"/>
    </style:style>
    <style:style style:name="P37" style:family="paragraph" style:parent-style-name="Standard">
      <style:paragraph-properties fo:margin-left="0.053cm" fo:margin-right="0cm" fo:line-height="100%" fo:text-align="start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normal" officeooo:paragraph-rsid="003f39a2" fo:background-color="transparent" style:font-name-asian="Times New Roman1" style:font-name-complex="Times New Roman1"/>
    </style:style>
    <style:style style:name="P38" style:family="paragraph" style:parent-style-name="Standard">
      <style:paragraph-properties fo:margin-left="0.053cm" fo:margin-right="0cm" fo:line-height="100%" fo:text-align="start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normal" officeooo:paragraph-rsid="0041197f" fo:background-color="transparent" style:font-name-asian="Times New Roman1" style:font-name-complex="Times New Roman1"/>
    </style:style>
    <style:style style:name="P39" style:family="paragraph" style:parent-style-name="Standard">
      <style:paragraph-properties fo:margin-left="0.053cm" fo:margin-right="0cm" fo:line-height="100%" fo:text-align="start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normal" officeooo:paragraph-rsid="00448fb6" fo:background-color="transparent" style:font-name-asian="Times New Roman1" style:font-name-complex="Times New Roman1"/>
    </style:style>
    <style:style style:name="P40" style:family="paragraph" style:parent-style-name="Standard">
      <style:paragraph-properties fo:margin-left="0.053cm" fo:margin-right="0cm" fo:line-height="100%" fo:text-align="start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normal" officeooo:paragraph-rsid="0011df45" fo:background-color="transparent" style:font-name-asian="Times New Roman1" style:font-name-complex="Times New Roman1"/>
    </style:style>
    <style:style style:name="P41" style:family="paragraph" style:parent-style-name="Standard">
      <style:paragraph-properties fo:margin-left="0.053cm" fo:margin-right="0cm" fo:line-height="100%" fo:text-align="start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normal" officeooo:rsid="00660ee9" officeooo:paragraph-rsid="00660ee9" fo:background-color="transparent" style:font-name-asian="Times New Roman1" style:font-weight-asian="normal" style:font-name-complex="Times New Roman1" style:font-weight-complex="normal"/>
    </style:style>
    <style:style style:name="P42" style:family="paragraph" style:parent-style-name="Standard">
      <style:paragraph-properties fo:margin-left="0.053cm" fo:margin-right="0cm" fo:line-height="100%" fo:text-align="center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bold" officeooo:rsid="001ae3f4" officeooo:paragraph-rsid="002d769d" fo:background-color="transparent" style:font-name-asian="Times New Roman1" style:font-weight-asian="bold" style:font-name-complex="Times New Roman1" style:font-weight-complex="bold"/>
    </style:style>
    <style:style style:name="P43" style:family="paragraph" style:parent-style-name="Standard">
      <style:paragraph-properties fo:margin-left="0.053cm" fo:margin-right="0cm" fo:line-height="100%" fo:text-align="center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bold" fo:background-color="transparent" style:font-name-asian="Times New Roman1" style:font-weight-asian="bold" style:font-name-complex="Times New Roman1" style:font-weight-complex="bold"/>
    </style:style>
    <style:style style:name="P44" style:family="paragraph" style:parent-style-name="Standard">
      <style:paragraph-properties fo:margin-left="0.053cm" fo:margin-right="0cm" fo:line-height="100%" fo:text-align="center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bold" officeooo:paragraph-rsid="002ea252" fo:background-color="transparent" style:font-name-asian="Times New Roman1" style:font-weight-asian="bold" style:font-name-complex="Times New Roman1" style:font-weight-complex="bold"/>
    </style:style>
    <style:style style:name="P45" style:family="paragraph" style:parent-style-name="Standard">
      <style:paragraph-properties fo:margin-left="0.053cm" fo:margin-right="0cm" fo:line-height="100%" fo:text-align="center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bold" officeooo:paragraph-rsid="0061841b" fo:background-color="transparent" style:font-name-asian="Times New Roman1" style:font-weight-asian="bold" style:font-name-complex="Times New Roman1" style:font-weight-complex="bold"/>
    </style:style>
    <style:style style:name="P46" style:family="paragraph" style:parent-style-name="Standard">
      <style:paragraph-properties fo:margin-left="0.053cm" fo:margin-right="0cm" fo:line-height="100%" fo:text-align="center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bold" officeooo:rsid="0063515e" officeooo:paragraph-rsid="0063515e" fo:background-color="transparent" style:font-name-asian="Times New Roman1" style:font-weight-asian="bold" style:font-name-complex="Times New Roman1" style:font-weight-complex="bold"/>
    </style:style>
    <style:style style:name="P47" style:family="paragraph" style:parent-style-name="Standard">
      <style:paragraph-properties fo:margin-left="0.053cm" fo:margin-right="0cm" fo:line-height="100%" fo:text-align="center" style:justify-single-word="false" fo:text-indent="-0.026cm" style:auto-text-indent="false">
        <style:tab-stops/>
      </style:paragraph-properties>
      <style:text-properties style:use-window-font-color="true" style:font-name="Times New Roman1" fo:font-size="16pt" fo:font-weight="bold" officeooo:rsid="001602a8" officeooo:paragraph-rsid="001602a8" fo:background-color="transparent" style:font-name-asian="Times New Roman1" style:font-size-asian="16pt" style:font-weight-asian="bold" style:font-name-complex="Times New Roman1" style:font-size-complex="16pt" style:font-weight-complex="bold"/>
    </style:style>
    <style:style style:name="P48" style:family="paragraph" style:parent-style-name="Standard">
      <style:paragraph-properties fo:margin-left="0.053cm" fo:margin-right="0cm" fo:line-height="100%" fo:text-align="start" style:justify-single-word="false" fo:text-indent="-0.026cm" style:auto-text-indent="false">
        <style:tab-stops/>
      </style:paragraph-properties>
      <style:text-properties officeooo:paragraph-rsid="005d3175"/>
    </style:style>
    <style:style style:name="P49" style:family="paragraph" style:parent-style-name="Standard">
      <style:paragraph-properties fo:margin-left="-0.635cm" fo:margin-right="0cm" fo:line-height="100%" fo:text-align="center" style:justify-single-word="false" fo:text-indent="0.635cm" style:auto-text-indent="false"/>
      <style:text-properties style:use-window-font-color="true" style:font-name="Times New Roman1" fo:font-size="12pt" fo:font-weight="bold" officeooo:paragraph-rsid="0061841b" fo:background-color="transparent" style:font-name-asian="Times New Roman1" style:font-weight-asian="bold" style:font-name-complex="Times New Roman1" style:font-weight-complex="bold"/>
    </style:style>
    <style:style style:name="P50" style:family="paragraph" style:parent-style-name="Standard">
      <style:paragraph-properties fo:margin-left="-0.635cm" fo:margin-right="0cm" fo:line-height="100%" fo:text-align="center" style:justify-single-word="false" fo:text-indent="0.635cm" style:auto-text-indent="false"/>
      <style:text-properties style:use-window-font-color="true" style:font-name="Times New Roman1" fo:font-size="12pt" fo:font-weight="bold" officeooo:rsid="00664d41" officeooo:paragraph-rsid="00664d41" fo:background-color="transparent" style:font-name-asian="Times New Roman1" style:font-weight-asian="bold" style:font-name-complex="Times New Roman1" style:font-weight-complex="bold"/>
    </style:style>
    <style:style style:name="P51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1" fo:font-size="12pt" style:text-underline-style="none" fo:font-weight="normal" officeooo:rsid="00061e04" officeooo:paragraph-rsid="00061e04" fo:background-color="transparent" style:font-name-asian="Times New Roman1" style:font-weight-asian="normal" style:font-name-complex="Times New Roman1" style:font-weight-complex="normal"/>
    </style:style>
    <style:style style:name="P52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53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1" fo:font-size="12pt" fo:font-weight="normal" officeooo:rsid="0066ec90" officeooo:paragraph-rsid="0066ec90" fo:background-color="transparent" style:font-name-asian="Times New Roman1" style:font-weight-asian="normal" style:font-name-complex="Times New Roman1" style:font-weight-complex="normal"/>
    </style:style>
    <style:style style:name="P54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1" fo:font-size="12pt" fo:font-weight="normal" officeooo:rsid="00685ef5" officeooo:paragraph-rsid="00685ef5" fo:background-color="transparent" style:font-name-asian="Times New Roman1" style:font-weight-asian="normal" style:font-name-complex="Times New Roman1" style:font-weight-complex="normal"/>
    </style:style>
    <style:style style:name="P55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1" fo:font-size="12pt" fo:font-weight="normal" officeooo:rsid="006c0f1d" officeooo:paragraph-rsid="006c0f1d" fo:background-color="transparent" style:font-name-asian="Times New Roman1" style:font-weight-asian="normal" style:font-name-complex="Times New Roman1" style:font-weight-complex="normal"/>
    </style:style>
    <style:style style:name="P56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style:use-window-font-color="true" style:font-name="Times New Roman1" fo:font-size="16pt" fo:font-weight="bold" officeooo:rsid="001602a8" officeooo:paragraph-rsid="001602a8" fo:background-color="transparent" style:font-name-asian="Times New Roman1" style:font-size-asian="16pt" style:font-weight-asian="bold" style:font-name-complex="Times New Roman1" style:font-size-complex="16pt" style:font-weight-complex="bold"/>
    </style:style>
    <style:style style:name="T1" style:family="text">
      <style:text-properties style:use-window-font-color="true" style:font-name="Times New Roman1" fo:font-size="12pt" fo:font-weight="normal" fo:background-color="transparent" loext:char-shading-value="0" style:font-name-asian="Times New Roman1" style:font-name-complex="Times New Roman1"/>
    </style:style>
    <style:style style:name="T2" style:family="text">
      <style:text-properties style:use-window-font-color="true" style:font-name="Times New Roman1" fo:font-size="12pt" fo:font-weight="normal" officeooo:rsid="00448fb6" fo:background-color="transparent" loext:char-shading-value="0" style:font-name-asian="Times New Roman1" style:font-name-complex="Times New Roman1"/>
    </style:style>
    <style:style style:name="T3" style:family="text">
      <style:text-properties style:use-window-font-color="true" style:font-name="Times New Roman1" fo:font-size="12pt" fo:font-weight="normal" officeooo:rsid="0053d32e" fo:background-color="transparent" loext:char-shading-value="0" style:font-name-asian="Times New Roman1" style:font-name-complex="Times New Roman1"/>
    </style:style>
    <style:style style:name="T4" style:family="text">
      <style:text-properties style:use-window-font-color="true" style:font-name="Times New Roman1" fo:font-size="12pt" fo:font-weight="normal" officeooo:rsid="0057e24a" fo:background-color="transparent" loext:char-shading-value="0" style:font-name-asian="Times New Roman1" style:font-name-complex="Times New Roman1"/>
    </style:style>
    <style:style style:name="T5" style:family="text">
      <style:text-properties style:use-window-font-color="true" style:font-name="Times New Roman1" fo:font-size="12pt" fo:font-weight="normal" officeooo:rsid="00591d91" fo:background-color="transparent" loext:char-shading-value="0" style:font-name-asian="Times New Roman1" style:font-name-complex="Times New Roman1"/>
    </style:style>
    <style:style style:name="T6" style:family="text">
      <style:text-properties style:use-window-font-color="true" style:font-name="Times New Roman1" fo:font-size="12pt" fo:font-weight="normal" officeooo:rsid="005da555" fo:background-color="transparent" loext:char-shading-value="0" style:font-name-asian="Times New Roman1" style:font-name-complex="Times New Roman1"/>
    </style:style>
    <style:style style:name="T7" style:family="text">
      <style:text-properties style:use-window-font-color="true" style:font-name="Times New Roman1" fo:font-size="12pt" fo:font-weight="normal" officeooo:rsid="0053d32e" fo:background-color="transparent" loext:char-shading-value="0" style:font-name-asian="Times New Roman1" style:font-weight-asian="normal" style:font-name-complex="Times New Roman1" style:font-weight-complex="normal"/>
    </style:style>
    <style:style style:name="T8" style:family="text">
      <style:text-properties style:use-window-font-color="true" style:font-name="Times New Roman1" fo:font-size="12pt" fo:font-weight="normal" fo:background-color="#99ff99" loext:char-shading-value="0" style:font-name-asian="Times New Roman1" style:font-name-complex="Times New Roman1"/>
    </style:style>
    <style:style style:name="T9" style:family="text">
      <style:text-properties style:use-window-font-color="true" style:font-name="Times New Roman1" fo:font-size="12pt" fo:font-weight="normal" fo:background-color="#ff3333" loext:char-shading-value="0" style:font-name-asian="Times New Roman1" style:font-name-complex="Times New Roman1"/>
    </style:style>
    <style:style style:name="T10" style:family="text">
      <style:text-properties officeooo:rsid="0007380a"/>
    </style:style>
    <style:style style:name="T11" style:family="text">
      <style:text-properties officeooo:rsid="000813b0"/>
    </style:style>
    <style:style style:name="T12" style:family="text">
      <style:text-properties officeooo:rsid="00098fba"/>
    </style:style>
    <style:style style:name="T13" style:family="text">
      <style:text-properties officeooo:rsid="000a8821"/>
    </style:style>
    <style:style style:name="T14" style:family="text">
      <style:text-properties officeooo:rsid="000c3fe5"/>
    </style:style>
    <style:style style:name="T15" style:family="text">
      <style:text-properties officeooo:rsid="000ce675"/>
    </style:style>
    <style:style style:name="T16" style:family="text">
      <style:text-properties officeooo:rsid="00177970"/>
    </style:style>
    <style:style style:name="T17" style:family="text">
      <style:text-properties officeooo:rsid="0018fba3"/>
    </style:style>
    <style:style style:name="T18" style:family="text">
      <style:text-properties officeooo:rsid="002249bc"/>
    </style:style>
    <style:style style:name="T19" style:family="text">
      <style:text-properties officeooo:rsid="0028cb86"/>
    </style:style>
    <style:style style:name="T20" style:family="text">
      <style:text-properties officeooo:rsid="00320170"/>
    </style:style>
    <style:style style:name="T21" style:family="text">
      <style:text-properties officeooo:rsid="0033d581"/>
    </style:style>
    <style:style style:name="T22" style:family="text">
      <style:text-properties officeooo:rsid="003bc81c"/>
    </style:style>
    <style:style style:name="T23" style:family="text">
      <style:text-properties officeooo:rsid="0040e23c"/>
    </style:style>
    <style:style style:name="T24" style:family="text">
      <style:text-properties officeooo:rsid="0042e20f"/>
    </style:style>
    <style:style style:name="T25" style:family="text">
      <style:text-properties officeooo:rsid="0048cd80"/>
    </style:style>
    <style:style style:name="T26" style:family="text">
      <style:text-properties fo:font-weight="normal" officeooo:rsid="00516f55" style:font-weight-asian="normal" style:font-weight-complex="normal"/>
    </style:style>
    <style:style style:name="T27" style:family="text">
      <style:text-properties officeooo:rsid="00564b75"/>
    </style:style>
    <style:style style:name="T28" style:family="text">
      <style:text-properties officeooo:rsid="0063515e"/>
    </style:style>
    <style:style style:name="T29" style:family="text">
      <style:text-properties officeooo:rsid="0063ce26"/>
    </style:style>
    <style:style style:name="T30" style:family="text">
      <style:text-properties officeooo:rsid="00692c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20">Lista</text:span> ofert:</text:p>
      <text:p text:style-name="P36"><text:span text:style-name="T21">Na głównej stronie serwisu dostępna jest lista kategorii, do której ma dostęp każdy użytkownik serwisu – zarówno gość jak i użytkownik zarejestrowany. Po wyborze jednej z nich (na przykład Narzędzia) widoczna jest lista obecnie wystawionych ofert w danej kategorii.</text:span> </text:p>
      <text:p text:style-name="P37"><text:span text:style-name="T22">Listę możemy dodatkowo filtrować za pomocą lokalizacji, ceny oraz daty w której nas interesuje rezerwacja.</text:span></text:p>
      <text:p text:style-name="P38"><text:span text:style-name="T23">Dostępne produkty możemy posortować według nazwy, ceny oraz daty.</text:span></text:p>
      <text:p text:style-name="P39"><text:span text:style-name="T24">Na liście dostepne są takie informacje jak:</text:span></text:p>
      <text:list xml:id="list458242496320168269" text:style-name="L4">
        <text:list-item>
          <text:p text:style-name="P27"><text:span text:style-name="T2">Nazwa przedmiotu</text:span></text:p>
        </text:list-item>
        <text:list-item>
          <text:p text:style-name="P27"><text:span text:style-name="T2">Cena</text:span></text:p>
        </text:list-item>
        <text:list-item>
          <text:p text:style-name="P27"><text:span text:style-name="T2">Okres wypożyczenia</text:span></text:p>
        </text:list-item>
        <text:list-item>
          <text:p text:style-name="P27"><text:span text:style-name="T2">Lokalizacja</text:span></text:p>
        </text:list-item>
      </text:list>
      <text:p text:style-name="P28"/>
      <text:p text:style-name="P28"/>
      <text:p text:style-name="P33">Strona oferty:</text:p>
      <text:p text:style-name="P32">Po wybraniu oferty z listy, <text:span text:style-name="T27">przechodzimy do strony oferty. Na stronie </text:span>mamy dostęp do opisu przedmiotu, <text:span text:style-name="T25">ceny, kalendarza z wolnymi terminami, lokalizację, oraz nazwę użytkownika wypożyczającego, wraz z jego średnią ocen oraz ilością ocen.</text:span></text:p>
      <text:p text:style-name="P29"><text:span text:style-name="T26">Po kliknięciu na nazwę wypożyczającego, </text:span><text:span text:style-name="T7">mamy możliwość obejrzenia </text:span><text:span text:style-name="T1">profil</text:span><text:span text:style-name="T3">u </text:span><text:span text:style-name="T1">osoby wypożyczającej. </text:span></text:p>
      <text:p text:style-name="P30"><text:span text:style-name="T4">Użytkownicy zalogowani mają możliwość zgłoszenia </text:span><text:span text:style-name="T1">ofert</text:span><text:span text:style-name="T4">y </text:span><text:span text:style-name="T1">jako niezgodn</text:span><text:span text:style-name="T5">ej</text:span><text:span text:style-name="T1">z regulaminem.</text:span></text:p>
      <text:p text:style-name="P31"><text:span text:style-name="T1">Aby wypożyczyć, czyli złożyć rezerwację towaru, użytkownik musi być zalogowany. </text:span></text:p>
      <text:p text:style-name="P48"><text:span text:style-name="T1">W tym miejscu administrator serwisu może również usunąć ofertę </text:span><text:span text:style-name="T6">jeśli jest ona niezgodna z regulaminem.</text:span><text:span text:style-name="T1"> </text:span></text:p>
      <text:p text:style-name="P1"/>
      <text:p text:style-name="P1"/>
      <text:p text:style-name="P1">Rezerwacja produktu:</text:p>
      <text:p text:style-name="P3"/>
      <text:p text:style-name="P2">Użytkownik wybiera produkt którym jest zainteresowany.</text:p>
      <text:p text:style-name="P4"/>
      <text:p text:style-name="P2">Na stronie produktu, znajduje się kalendarz, w którym pokazane są:</text:p>
      <text:list xml:id="list846150807058755646" text:style-name="L1">
        <text:list-item>
          <text:p text:style-name="P20">dni wolne, które są możliwe do rezerwacji</text:p>
        </text:list-item>
        <text:list-item>
          <text:p text:style-name="P26"><text:span text:style-name="T8">dni które rezerwujemy</text:span><text:span text:style-name="T1"> (po kliknięciu na dany dzień)</text:span></text:p>
        </text:list-item>
        <text:list-item>
          <text:p text:style-name="P26"><text:span text:style-name="T9">dni zajęte</text:span><text:span text:style-name="T1">, które już zostały zarezerwowane przez innych użytkowników</text:span></text:p>
        </text:list-item>
        <text:list-item>
          <text:p text:style-name="P23">dni nieaktywne</text:p>
        </text:list-item>
      </text:list>
      <text:p text:style-name="P4"/>
      <text:p text:style-name="P4"/>
      <text:p text:style-name="P2">Użytkownik zaznacza w kalendarzu dni/tygodnie (okres minimalny wyznaczony przez wypożyczającego) <text:span text:style-name="T11">w których chce dokonać rezerwacji</text:span>. Po wybraniu opcji "Wypożycz Teraz" użytkownik zostaje przekierowany do strony która prosi o potwierdzenie <text:span text:style-name="T11">wypożyczenia</text:span>. Po potwierdzeniu transakcji, zaznaczone dni zostają oznaczone w kalendarzu jako zarezerwowane.</text:p>
      <text:p text:style-name="P4"/>
      <text:p text:style-name="P4"/>
      <text:p text:style-name="P2">Zarezerwowane oferty pojawiają się na stronie <text:span text:style-name="T12">Moje Konto</text:span> – <text:span text:style-name="T13">zarówno</text:span> wypożyczającego, <text:span text:style-name="T14">jak </text:span>i pożyczającego, <text:span text:style-name="T16">oraz generowane są hasła jednorazowe potrzebne przy odebraniu oraz oddaniu przedmiotu.</text:span></text:p>
      <text:p text:style-name="P4"/>
      <text:p text:style-name="P4"/>
      <text:p text:style-name="P4"/>
      <text:p text:style-name="P1"/>
      <text:p text:style-name="P1"/>
      <text:p text:style-name="P1"/>
      <text:p text:style-name="P1"><text:soft-page-break/>Wystawienie przedmiotu do wypożyczenia:</text:p>
      <text:p text:style-name="P1"/>
      <text:p text:style-name="P2">Użytkownik zainteresowany wystawieniem przedmiotu do wypożyczenia, wybiera na stronie głównej opcję "Dodaj ogłoszenie". Do wypełnienia są następujące informacje:</text:p>
      <text:list xml:id="list3797775103063315942" text:style-name="L2">
        <text:list-item>
          <text:p text:style-name="P21">Nazwa przedmiotu</text:p>
        </text:list-item>
        <text:list-item>
          <text:p text:style-name="P21">Minimalny okres wypożyczenia (dzień/tydzień/miesiąc)</text:p>
        </text:list-item>
        <text:list-item>
          <text:p text:style-name="P21">Cena (za okres wypożyczenia)</text:p>
        </text:list-item>
        <text:list-item>
          <text:p text:style-name="P21">Opis przedmiotu</text:p>
        </text:list-item>
        <text:list-item>
          <text:p text:style-name="P21">Od kiedy – do kiedy</text:p>
        </text:list-item>
        <text:list-item>
          <text:p text:style-name="P21">Miasto w którym wypożyczamy</text:p>
        </text:list-item>
        <text:list-item>
          <text:p text:style-name="P21">Minimalna ocena użytkownika/<text:span text:style-name="T15">ilość ocen</text:span></text:p>
        </text:list-item>
      </text:list>
      <text:p text:style-name="P4"/>
      <text:p text:style-name="P4"/>
      <text:p text:style-name="P2">Przedmiot znika z listy przedmiotów do wypożyczenia gdy:</text:p>
      <text:list xml:id="list2793877335174837797" text:style-name="L3">
        <text:list-item>
          <text:p text:style-name="P22">skończył się okres wypożyczenia</text:p>
        </text:list-item>
        <text:list-item>
          <text:p text:style-name="P22">gdy nie jest możliwe wypożyczenie na minimalny okres (zostały 4 dni do końca miesiąca, a minimalny okres wypożyczenia to tydzień)</text:p>
        </text:list-item>
        <text:list-item>
          <text:p text:style-name="P22">admin usunie oferte</text:p>
        </text:list-item>
        <text:list-item>
          <text:p text:style-name="P22">użytkownik usunie oferte, jeśli jeszcze nikt nie zarezerwował terminu</text:p>
        </text:list-item>
      </text:list>
      <text:p text:style-name="P5"/>
      <text:p text:style-name="P7">Rejestracja:</text:p>
      <text:p text:style-name="P8">Użytkownik niezarejestrowany ma możliwość rejestracji (wymagana do wypożyczenia/pożyczenia przedmiotu). Do rejestracji potrzebne <text:span text:style-name="T10">są: </text:span>nazwa użytkownika, imię, nazwisko, <text:span text:style-name="T10">adres e-</text:span>mail oraz <text:span text:style-name="T10">numer </text:span>telefon<text:span text:style-name="T10">u</text:span>.</text:p>
      <text:p text:style-name="P8"/>
      <text:p text:style-name="P6"><text:span text:style-name="T19">Logowanie</text:span>:</text:p>
      <text:p text:style-name="P5">Użytkownik zarejestrowany loguje się do systemu podając swój login oraz hasło.</text:p>
      <text:p text:style-name="P5"/>
      <text:p text:style-name="P50">Strona użytkownika:</text:p>
      <text:p text:style-name="P53">Strona użytkownika, którą może zobaczyć każdy użytkownik serwisu. Można na niej zobaczyć liczbę ocen, ich średnią oraz komentarze które są wystawianie po zakończonych wypożyczeniach.</text:p>
      <text:p text:style-name="P55">Na tej stronie znajduję się lista wszystkich przedmiotów, które użytkownik obecnie chce wypożyczyć.</text:p>
      <text:p text:style-name="P54">W tym miejscu Administrator serwisu może dodać użytkownika do listy zablokowanych – jesli ten nagminnie łamie regulamin.</text:p>
      <text:p text:style-name="P49"><text:span text:style-name="T11">Moje konto</text:span>:</text:p>
      <text:p text:style-name="P10"><text:span text:style-name="T11">W panelu Moje konto, użytkownik może obejrzeć zobaczyć <text:s/></text:span>w nich towary, które wystawił do wypożyczenia oraz te, które od kogoś pożyczył, <text:span text:style-name="T17">oraz hasła jednorazowe potrzebne do sfinalizowania protokołu wypożyczenia.</text:span></text:p>
      <text:p text:style-name="P34">Oprócz aktywnych wypożyczeń dostępny jest również dostęp do Historii wypożyczeń, w której to możliwe jest wystawianie ocen/komentarzy po zakończonej transakcji.</text:p>
      <text:p text:style-name="P10"/>
      <text:p text:style-name="P16"/>
      <text:p text:style-name="P16">Protokół wypożyczenia</text:p>
      <text:p text:style-name="P12">W momencie wypożyczenia przedmiotu, generowane są cztery hasła jednorazowe – <text:span text:style-name="T18">po parze dla każdego użytkownika. Do sfinalizowania protokołu odbioru/zwrotu przedmiotu, obaj użytkownicy muszą podać na specjalnej stronie swoje hasła jednorazowe oraz kliknąć przycisk "Potwierdź".</text:span></text:p>
      <text:p text:style-name="P14"/>
      <text:p text:style-name="P11"/>
      <text:p text:style-name="P9"/>
      <text:p text:style-name="P15"/>
      <text:p text:style-name="P13"/>
      <text:p text:style-name="P9"><text:soft-page-break/></text:p>
      <text:p text:style-name="P9"/>
      <text:p text:style-name="P17"/>
      <text:p text:style-name="P17"/>
      <text:p text:style-name="P17"/>
      <text:p text:style-name="P17"/>
      <text:p text:style-name="P56">Panel Administratora</text:p>
      <text:p text:style-name="P14"/>
      <text:p text:style-name="P45"><text:span text:style-name="T28">Lista o</text:span>fert zgłoszonych jako niezgodne z regulaminem:</text:p>
      <text:p text:style-name="P9">Administrator może sprawdzić zgłoszone przez użytkowników oferty niezgodne z regulaminem.</text:p>
      <text:p text:style-name="P14"/>
      <text:p text:style-name="P46">Lista <text:span text:style-name="T29">użytkowników zablokowanych:</text:span></text:p>
      <text:p text:style-name="P41">Jeśli użytkownik zostanie zablokowany <text:span text:style-name="T30">trafia on na listę osób zablokowanych. Administrator z tego panelu może blokować oraz odblokowywać dostęp do serwisu użytkowników</text:span></text:p>
      <text:p text:style-name="P9"/>
      <text:p text:style-name="P14">Zmi<text:span text:style-name="T28">ana </text:span>ocen wystawione przez użytkownika:</text:p>
      <text:p text:style-name="P18">Administrator serwisu może zmienić oceny wystawione przez użytkowników innym użytkownikom , gdy obu użytkowników zgłosi się do administratora w taką prośbą.</text:p>
      <text:p text:style-name="P18"/>
      <text:p text:style-name="P19">Przejrzyj konto użytkownika:</text:p>
      <text:p text:style-name="P18">Jest to opcja dostępna tylko dla administratora systemu. Administrator może przejrzeć wszystkie dane użytkownika, ma możliwość zablokowania użytkownika oraz jego odblokowani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3M48S</meta:editing-duration>
    <meta:editing-cycles>128</meta:editing-cycles>
    <meta:generator>LibreOffice/4.3.1.2$Linux_X86_64 LibreOffice_project/430m0$Build-2</meta:generator>
    <dc:date>2014-10-27T16:47:44.626812597</dc:date>
    <meta:document-statistic meta:table-count="0" meta:image-count="0" meta:object-count="0" meta:page-count="3" meta:paragraph-count="60" meta:word-count="646" meta:character-count="4887" meta:non-whitespace-character-count="4309"/>
    <meta:user-defined meta:name="Info 1"/>
    <meta:user-defined meta:name="Info 2"/>
    <meta:user-defined meta:name="Info 3"/>
    <meta:user-defined meta:name="Info 4"/>
  </office:meta>
</office:document-meta>
</file>